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I remember correctly your database consisted of these entities w/ the subsequent properties:</text:p>
      <text:p text:style-name="Standard"/>
      <text:list xml:id="list6532684792236926565" text:style-name="L2">
        <text:list-item>
          <text:p text:style-name="P1">Client</text:p>
          <text:list>
            <text:list-item>
              <text:p text:style-name="P1">Client ID</text:p>
            </text:list-item>
            <text:list-item>
              <text:p text:style-name="P1">Name</text:p>
            </text:list-item>
            <text:list-item>
              <text:p text:style-name="P1">Date of Birth</text:p>
            </text:list-item>
            <text:list-item>
              <text:p text:style-name="P1">Address</text:p>
            </text:list-item>
            <text:list-item>
              <text:p text:style-name="P1">Phone Number</text:p>
            </text:list-item>
            <text:list-item>
              <text:p text:style-name="P1">Email</text:p>
            </text:list-item>
            <text:list-item>
              <text:p text:style-name="P1">Family Doctor</text:p>
            </text:list-item>
          </text:list>
        </text:list-item>
      </text:list>
      <text:p text:style-name="Standard"/>
      <text:list xml:id="list35569904" text:continue-numbering="true" text:style-name="L2">
        <text:list-item>
          <text:p text:style-name="P1">Vitals / Physical Assessment (I don't remember the word you used.)</text:p>
          <text:list>
            <text:list-item>
              <text:p text:style-name="P1">Heart Rate</text:p>
            </text:list-item>
            <text:list-item>
              <text:p text:style-name="P1">Blood Pressure</text:p>
            </text:list-item>
            <text:list-item>
              <text:p text:style-name="P1">Skin Folds</text:p>
            </text:list-item>
            <text:list-item>
              <text:p text:style-name="P1">Weight</text:p>
            </text:list-item>
            <text:list-item>
              <text:p text:style-name="P1">Height</text:p>
            </text:list-item>
            <text:list-item>
              <text:p text:style-name="P1">Body Fat %</text:p>
            </text:list-item>
          </text:list>
        </text:list-item>
      </text:list>
      <text:p text:style-name="Standard"/>
      <text:list xml:id="list35570350" text:continue-numbering="true" text:style-name="L2">
        <text:list-item>
          <text:p text:style-name="P1">Workouts</text:p>
          <text:list>
            <text:list-item>
              <text:p text:style-name="P1">Type</text:p>
            </text:list-item>
            <text:list-item>
              <text:p text:style-name="P1">Duration</text:p>
            </text:list-item>
            <text:list-item>
              <text:p text:style-name="P1">Price</text:p>
            </text:list-item>
          </text:list>
        </text:list-item>
      </text:list>
      <text:p text:style-name="Standard"/>
      <text:list xml:id="list35577639" text:continue-numbering="true" text:style-name="L2">
        <text:list-item>
          <text:p text:style-name="P1">Transactions</text:p>
          <text:list>
            <text:list-item>
              <text:p text:style-name="P1">Date</text:p>
            </text:list-item>
            <text:list-item>
              <text:p text:style-name="P1">Receipt Number</text:p>
            </text:list-item>
            <text:list-item>
              <text:p text:style-name="P1">Price</text:p>
            </text:list-item>
            <text:list-item>
              <text:p text:style-name="P1">Items</text:p>
            </text:list-item>
          </text:list>
        </text:list-item>
      </text:list>
      <text:p text:style-name="Standard"/>
      <text:list xml:id="list35581026" text:continue-numbering="true" text:style-name="L2">
        <text:list-item>
          <text:p text:style-name="P1">Nutrition (I think you decided against this?)</text:p>
          <text:list>
            <text:list-item>
              <text:p text:style-name="P1">Vitamins</text:p>
            </text:list-item>
            <text:list-item>
              <text:p text:style-name="P1">Minerals</text:p>
            </text:list-item>
          </text:list>
        </text:list-item>
      </text:list>
      <text:p text:style-name="Standard"/>
      <text:list xml:id="list35554739" text:continue-numbering="true" text:style-name="L2">
        <text:list-item>
          <text:p text:style-name="P1">Injuries</text:p>
          <text:list>
            <text:list-item>
              <text:p text:style-name="P1">Injury</text:p>
            </text:list-item>
            <text:list-item>
              <text:p text:style-name="P1">Date</text:p>
            </text:list-item>
            <text:list-item>
              <text:p text:style-name="P1">Notes</text:p>
            </text:list-item>
          </text:list>
        </text:list-item>
      </text:list>
      <text:p text:style-name="Standard"/>
      <text:list xml:id="list35585011" text:continue-numbering="true" text:style-name="L2">
        <text:list-item>
          <text:p text:style-name="P1">Medical Information</text:p>
          <text:list>
            <text:list-item>
              <text:p text:style-name="P1">Condition</text:p>
            </text:list-item>
            <text:list-item>
              <text:p text:style-name="P1">Special Considerations</text:p>
            </text:list-item>
            <text:list-item>
              <text:p text:style-name="P1">Prescribed Medications</text:p>
            </text:list-item>
            <text:list-item>
              <text:p text:style-name="P1">Date Diagnosed</text:p>
            </text:list-item>
            <text:list-item>
              <text:p text:style-name="P1">Date Treated</text:p>
            </text:list-item>
          </text:list>
        </text:list-item>
      </text:list>
      <text:p text:style-name="Standard"/>
      <text:list xml:id="list35586835" text:continue-numbering="true" text:style-name="L2">
        <text:list-item>
          <text:p text:style-name="P1"><text:soft-page-break/>Forms</text:p>
          <text:list>
            <text:list-item>
              <text:p text:style-name="P1">Name</text:p>
            </text:list-item>
            <text:list-item>
              <text:p text:style-name="P1">Data Signed</text:p>
            </text:list-item>
            <text:list-item>
              <text:p text:style-name="P1">Expiration Date</text:p>
            </text:list-item>
          </text:list>
        </text:list-item>
      </text:list>
      <text:p text:style-name="Standard"/>
      <text:p text:style-name="Standard">If any information needs to be added, or removed, please feel free to edit the information as necess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Da Costa</meta:initial-creator>
    <meta:creation-date>2016-04-09T14:46:15.69</meta:creation-date>
    <meta:document-statistic meta:table-count="0" meta:image-count="0" meta:object-count="0" meta:page-count="2" meta:paragraph-count="43" meta:word-count="148" meta:character-count="713"/>
    <dc:date>2016-04-09T15:39:41.46</dc:date>
    <dc:creator>Francisco Da Costa</dc:creator>
    <meta:editing-duration>PT7M43S</meta:editing-duration>
    <meta:editing-cycles>1</meta:editing-cycles>
    <meta:generator>OpenOffice/4.1.2$Win32 OpenOffice.org_project/412m3$Build-9782</meta:generator>
  </office:meta>
</office:document-meta>
</file>